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1-01-1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0-09-2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20-01-07 0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19-09-09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19-05-06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19-02-0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18-09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1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18-01-23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633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64" meta:object-count="0"/>
    <meta:user-defined meta:name="AppVersion">3.0</meta:user-defined>
  </office:meta>
</office:document-meta>
</file>